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dc9d7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paragraph-rsid="000f6198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rsid="000f6198" officeooo:paragraph-rsid="000f6198"/>
    </style:style>
    <style:style style:name="P5" style:family="paragraph" style:parent-style-name="Standard">
      <style:paragraph-properties fo:text-align="center" style:justify-single-word="false"/>
      <style:text-properties officeooo:rsid="000dc9d7" officeooo:paragraph-rsid="000dc9d7"/>
    </style:style>
    <style:style style:name="P6" style:family="paragraph" style:parent-style-name="Standard">
      <style:paragraph-properties fo:text-align="justify" style:justify-single-word="false"/>
      <style:text-properties officeooo:rsid="000dc9d7" officeooo:paragraph-rsid="000dc9d7"/>
    </style:style>
    <style:style style:name="P7" style:family="paragraph" style:parent-style-name="Standard">
      <style:paragraph-properties fo:text-align="justify" style:justify-single-word="false"/>
      <style:text-properties officeooo:rsid="000dc9d7" officeooo:paragraph-rsid="000f6198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8.2000007629395pt" fo:font-weight="bold" officeooo:rsid="000dc9d7" officeooo:paragraph-rsid="000dc9d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6.1000003814697pt" fo:font-weight="bold" officeooo:rsid="000dc9d7" officeooo:paragraph-rsid="000dc9d7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dc9d7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f6198" officeooo:paragraph-rsid="000f6198" style:font-name-asian="Droid Sans Fallback" style:font-size-asian="10.5pt" style:font-weight-asian="normal" style:font-name-complex="FreeSans" style:font-size-complex="12pt" style:font-weight-complex="normal"/>
    </style:style>
    <style:style style:name="T1" style:family="text">
      <style:text-properties officeooo:rsid="000dc9d7"/>
    </style:style>
    <style:style style:name="T2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c9d7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officeooo:rsid="000f6198"/>
    </style:style>
    <style:style style:name="T5" style:family="text">
      <style:text-properties officeooo:rsid="000dc9d7" style:font-name-asian="Droid Sans Fallback" style:font-name-complex="FreeSans"/>
    </style:style>
    <style:style style:name="T6" style:family="text">
      <style:text-properties officeooo:rsid="000f6198" style:font-name-asian="Droid Sans Fallback" style:font-name-complex="FreeSans"/>
    </style:style>
    <style:style style:name="T7" style:family="text">
      <style:text-properties style:font-name="Liberation Serif1" officeooo:rsid="000f6198"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uckCalc</text:p>
      <text:p text:style-name="P5">RDDG</text:p>
      <text:h text:style-name="Heading_20_1" text:outline-level="1">Instalace</text:h>
      <text:p text:style-name="P4">Pro instalaci spustě instalator a postupujte dle instrukcí v instalátoru. Pokud jste zkušený uživatel, můžete použít Makefile.</text:p>
      <text:p text:style-name="P8">Spuštění</text:p>
      <text:p text:style-name="P11">pro spuštění kalkulačky DuckCalc klikněte na ikonu DuckCalc.</text:p>
      <text:p text:style-name="P8">Používání</text:p>
      <text:h text:style-name="Heading_20_2" text:outline-level="2"><text:span text:style-name="T1">O</text:span>becné informace</text:h>
      <text:p text:style-name="P6">Kalkulačka DuckCalc provádí výpočty se dvěma čísly a jedním znamínkem. Jedná se jen o tyhle operace, X a Y jsou libovolná čísla.</text:p>
      <text:p text:style-name="P6">X + Y</text:p>
      <text:p text:style-name="P6">X – Y</text:p>
      <text:p text:style-name="P6">X * Y</text:p>
      <text:p text:style-name="P6">X / Y</text:p>
      <text:p text:style-name="P6">X % Y</text:p>
      <text:p text:style-name="P6">X ^ Y</text:p>
      <text:p text:style-name="P6"/>
      <text:p text:style-name="P6">Jen v případě faktoriálu a mocniny počítá pouze s jedním číslem a jednou zmíněnou operaci, jedná se tedy o:</text:p>
      <text:p text:style-name="P6">X!</text:p>
      <text:p text:style-name="P6"/>
      <text:p text:style-name="P6">Přesnost výsledku, co DuckCalc vypočítá, je limitována maximálně 8 desetinnými místy, kdy poslední desetinná číslice je zaokrouhlená dle pravidel.</text:p>
      <text:h text:style-name="Heading_20_2" text:outline-level="2">Sčítání</text:h>
      <text:p text:style-name="P6">Pro provedení operace sčítání je nutné klikat LTM na číslice, co o jsou obsaženy v první sčítanci. Následně je potřeba kliknout LTM na tlačítko [+] a <text:span text:style-name="T4">poté</text:span> LTM vyklikat číslice druhého sčítance. Pro vyřešení příkladu je třeba kliknout LTM na tlačítko [=]. Příklad se postupně zobrazuje na horním displeji. Výsledek se zobrazí na spodním displeji. Pro počítání dalšího příkladu je nutné kliknout LTM na [c].</text:p>
      <text:p text:style-name="P6"/>
      <text:h text:style-name="Heading_20_1" text:outline-level="1">Odčítání</text:h>
      <text:p text:style-name="P7">Pro provedení <text:span text:style-name="T4">operace odčítání</text:span> je nutné klikat LTM na číslice, co o jsou obsaženy v první <text:span text:style-name="T4">čísle příkladu</text:span>. Následně je potřeba kliknout LTM na tlačítko [-] a <text:span text:style-name="T4">poté</text:span> LTM vyklikat číslice druhého <text:span text:style-name="T4">čísla v příkladu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7"/>
      <text:h text:style-name="Heading_20_2" text:outline-level="2">Násobení</text:h>
      <text:p text:style-name="P7">Pro provedení operace <text:span text:style-name="T4">násobení</text:span> je nutné klikat LTM na číslice, co o jsou obsaženy v první <text:span text:style-name="T4">čitateli</text:span>. Následně je potřeba kliknout LTM na tlačítko [*] a následně LTM vyklikat číslice druhého <text:span text:style-name="T4">čitatele</text:span>. Pro vyřešení příkladu je třeba kliknout LTM na tlačítko [=]. Příklad se postupně zobrazuje na <text:soft-page-break/>horním displeji. Výsledek se zobrazí na spodním displeji. Pro počítání dalšího příkladu je nutné kliknout LTM na [c].</text:p>
      <text:h text:style-name="Heading_20_2" text:outline-level="2">Dělení</text:h>
      <text:p text:style-name="P1">Pro provedení operace <text:span text:style-name="T4">dělení</text:span> je nutné klikat LTM na číslice, co o jsou obsaženy v první<text:span text:style-name="T4">m</text:span> <text:span text:style-name="T4">čísle</text:span>. Následně je potřeba kliknout LTM na tlačítko [/] a následně LTM vyklikat číslice druhého <text:span text:style-name="T4">čísla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9">Zbytek po celočíselném dělení <text:span text:style-name="T4">(modulo)</text:span></text:p>
      <text:p text:style-name="P2">Pro provedení operace <text:span text:style-name="T4">zbytek po celočíselném dělení (modulo)</text:span> je nutné klikat LTM na číslice, co <text:s/>jsou obsaženy v první<text:span text:style-name="T4">m čísle</text:span>. Následně je potřeba kliknout LTM na tlačítko [%] a následně LTM vyklikat číslice druhého <text:span text:style-name="T4">čísla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6"/>
      <text:p text:style-name="P10"><text:span text:style-name="T3">Mocnina</text:span></text:p>
      <text:p text:style-name="P3"><text:span text:style-name="T5">Pro provedení operace </text:span><text:span text:style-name="T6">mocnina</text:span><text:span text:style-name="T5"> je nutné klikat LTM na číslice, co jsou obsaženy v </text:span><text:span text:style-name="T6">čísle</text:span><text:span text:style-name="T5">. Následně je potřeba kliknout LTM na tlačítko [</text:span><text:span text:style-name="T6">^</text:span><text:span text:style-name="T5">] a následně LTM vyklikat číslice </text:span><text:span text:style-name="T6">co jsou obsaženy v exponentu (exponent může být jen kladné celé číslo – interval &lt;0, </text:span><text:span text:style-name="T7">∞) </text:span><text:span text:style-name="T6">.</text:span><text:span text:style-name="T5"> Pro vyřešení příkladu je třeba kliknout LTM na tlačítko [=]. Příklad se postupně zobrazuje na horním displeji. Výsledek se zobrazí na spodním displeji. Pro počítání dalšího příkladu je nutné kliknout LTM na [c].</text:span></text:p>
      <text:h text:style-name="Heading_20_2" text:outline-level="2">Faktoriál</text:h>
      <text:p text:style-name="P3"><text:span text:style-name="T5">Pro provedení operace </text:span><text:span text:style-name="T6">faktorial</text:span><text:span text:style-name="T5"> je nutné klikat LTM na číslice, co jsou obsaženy v </text:span><text:span text:style-name="T6">čísle</text:span><text:span text:style-name="T5">. Následně je potřeba kliknout LTM na tlačítko [</text:span><text:span text:style-name="T6">!</text:span><text:span text:style-name="T5">]. Pro vyřešení příkladu je třeba kliknout LTM na tlačítko [=]. Příklad se postupně zobrazuje na horním displeji. Výsledek se zobrazí na spodním displeji. Pro počítání dalšího příkladu je nutné kliknout LTM na [c].</text:span></text:p>
      <text:h text:style-name="Heading_20_1" text:outline-level="1"><text:span text:style-name="T2">Odinstalac</text:span>e</text:h>
      <text:p text:style-name="P4">Pro odinstalaci využijte program, který se vytvořil při instalaci. Postupujte v něm podle instrukcí. Pokud jste zkušený uživatel, lze využít Make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1:32:03.709002527</meta:creation-date>
    <dc:date>2016-04-17T02:04:03.517164215</dc:date>
    <meta:editing-duration>PT16M38S</meta:editing-duration>
    <meta:editing-cycles>1</meta:editing-cycles>
    <meta:document-statistic meta:table-count="0" meta:image-count="0" meta:object-count="0" meta:page-count="2" meta:paragraph-count="34" meta:word-count="607" meta:character-count="3790" meta:non-whitespace-character-count="3214"/>
    <meta:generator>LibreOffice/4.2.8.2$Linux_X86_64 LibreOffice_project/420m0$Build-2</meta:generator>
  </office:meta>
</office:document-meta>
</file>